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justify" fo:text-indent="0.375in"/>
      <style:text-properties fo:font-weight="bold" style:font-weight-asian="bold" style:font-weight-complex="bold" fo:font-size="14pt" style:font-size-asian="14pt" style:font-size-complex="14pt" fo:background-color="#CCCCFF"/>
    </style:style>
    <style:style style:name="P2" style:parent-style-name="Textbody" style:family="paragraph">
      <style:paragraph-properties fo:text-align="justify" fo:text-indent="0.375in"/>
      <style:text-properties fo:font-weight="bold" style:font-weight-asian="bold" style:font-weight-complex="bold" fo:font-size="14pt" style:font-size-asian="14pt" style:font-size-complex="14pt" fo:background-color="#CCCCFF"/>
    </style:style>
    <style:style style:name="P3" style:parent-style-name="Textbody" style:family="paragraph">
      <style:paragraph-properties fo:text-align="justify" fo:text-indent="0.375in"/>
      <style:text-properties fo:font-size="14pt" style:font-size-asian="14pt" style:font-size-complex="14pt" fo:background-color="#FF99CC"/>
    </style:style>
    <style:style style:name="P4" style:parent-style-name="Textbody" style:family="paragraph">
      <style:paragraph-properties fo:text-align="justify" fo:text-indent="0.375in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Знакпримечания" style:family="text">
      <style:text-properties style:font-name-complex="Mangal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 fo:background-color="#009900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Textbody" style:family="paragraph">
      <style:paragraph-properties fo:text-align="justify" fo:text-indent="0.375in"/>
      <style:text-properties fo:font-size="14pt" style:font-size-asian="14pt" style:font-size-complex="14pt"/>
    </style:style>
    <style:style style:name="P13" style:parent-style-name="Textbody" style:family="paragraph">
      <style:paragraph-properties fo:text-align="justify" fo:text-indent="0.375in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Знакпримечания" style:family="text">
      <style:text-properties style:font-name-complex="Mangal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Textbody" style:family="paragraph">
      <style:paragraph-properties fo:text-align="justify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Заголовок3" style:family="paragraph">
      <style:paragraph-properties fo:text-align="justify" fo:text-indent="0.375in"/>
    </style:style>
    <style:style style:name="T25" style:parent-style-name="Основнойшрифтабзаца" style:family="text">
      <style:text-properties fo:font-weight="normal" style:font-weight-asian="normal" style:font-weight-complex="normal"/>
    </style:style>
    <style:style style:name="T26" style:parent-style-name="Основнойшрифтабзаца" style:family="text">
      <style:text-properties fo:font-weight="normal" style:font-weight-asian="normal" style:font-weight-complex="normal"/>
    </style:style>
    <style:style style:name="P27" style:parent-style-name="Textbody" style:family="paragraph">
      <style:paragraph-properties fo:text-align="justify" fo:text-indent="0.375in"/>
      <style:text-properties fo:font-size="14pt" style:font-size-asian="14pt" style:font-size-complex="14pt"/>
    </style:style>
    <style:style style:name="P28" style:parent-style-name="Textbody" style:family="paragraph">
      <style:paragraph-properties fo:text-align="justify" fo:text-indent="0.375in"/>
    </style:style>
    <style:style style:name="T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background-color="#CFE7F5"/>
    </style:style>
    <style:style style:name="T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background-color="#CCCCFF"/>
    </style:style>
    <style:style style:name="P31" style:parent-style-name="Textbody" style:family="paragraph">
      <style:paragraph-properties fo:text-align="justify" fo:text-indent="0.375in"/>
      <style:text-properties fo:font-weight="bold" style:font-weight-asian="bold" style:font-weight-complex="bold" fo:font-size="14pt" style:font-size-asian="14pt" style:font-size-complex="14pt" fo:background-color="#CFE7F5"/>
    </style:style>
    <style:style style:name="P32" style:parent-style-name="Standard" style:family="paragraph">
      <style:paragraph-properties fo:text-align="justify" fo:text-indent="0.3854in"/>
    </style:style>
    <style:style style:name="T33" style:parent-style-name="Основнойшрифтабзаца" style:family="text">
      <style:text-properties fo:font-size="14pt" style:font-size-asian="14pt" style:font-size-complex="14pt" fo:background-color="#FFFF99"/>
    </style:style>
    <style:style style:name="T34" style:parent-style-name="Основнойшрифтабзаца" style:family="text">
      <style:text-properties fo:font-size="14pt" style:font-size-asian="14pt" style:font-size-complex="14pt" fo:background-color="#FFFF99"/>
    </style:style>
    <style:style style:name="T35" style:parent-style-name="Знакпримечания" style:family="text">
      <style:text-properties style:font-name-complex="Mangal"/>
    </style:style>
    <style:style style:name="T36" style:parent-style-name="Основнойшрифтабзаца" style:family="text">
      <style:text-properties fo:font-size="14pt" style:font-size-asian="14pt" style:font-size-complex="14pt" fo:background-color="#FFFF99"/>
    </style:style>
    <style:style style:name="T37" style:parent-style-name="Основнойшрифтабзаца" style:family="text">
      <style:text-properties fo:font-size="14pt" style:font-size-asian="14pt" style:font-size-complex="14pt" fo:background-color="#FFFF99"/>
    </style:style>
    <style:style style:name="T38" style:parent-style-name="Основнойшрифтабзаца" style:family="text">
      <style:text-properties fo:font-size="14pt" style:font-size-asian="14pt" style:font-size-complex="14pt" fo:background-color="#FFFF99"/>
    </style:style>
    <style:style style:name="T39" style:parent-style-name="Основнойшрифтабзаца" style:family="text">
      <style:text-properties fo:font-size="14pt" style:font-size-asian="14pt" style:font-size-complex="14pt" fo:background-color="#FFFF99"/>
    </style:style>
    <style:style style:name="T40" style:parent-style-name="Основнойшрифтабзаца" style:family="text">
      <style:text-properties fo:font-size="14pt" style:font-size-asian="14pt" style:font-size-complex="14pt" fo:background-color="#FFFF99"/>
    </style:style>
    <style:style style:name="T41" style:parent-style-name="Знакпримечания" style:family="text">
      <style:text-properties style:font-name-complex="Mangal"/>
    </style:style>
    <style:style style:name="T42" style:parent-style-name="Основнойшрифтабзаца" style:family="text">
      <style:text-properties fo:font-size="14pt" style:font-size-asian="14pt" style:font-size-complex="14pt" fo:background-color="#FFFF99"/>
    </style:style>
    <style:style style:name="T43" style:parent-style-name="Основнойшрифтабзаца" style:family="text">
      <style:text-properties fo:font-size="14pt" style:font-size-asian="14pt" style:font-size-complex="14pt" fo:background-color="#FFFF99"/>
    </style:style>
    <style:style style:name="T44" style:parent-style-name="Основнойшрифтабзаца" style:family="text">
      <style:text-properties fo:font-size="14pt" style:font-size-asian="14pt" style:font-size-complex="14pt" fo:background-color="#FFFF99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Знакпримечания" style:family="text">
      <style:text-properties style:font-name-complex="Mangal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text-indent="0.3854in"/>
    </style:style>
    <style:style style:name="P52" style:parent-style-name="Standard" style:family="paragraph">
      <style:paragraph-properties fo:text-align="justify" fo:text-indent="0.375in"/>
    </style:style>
    <style:style style:name="T53" style:parent-style-name="Основнойшрифтабзаца" style:family="text">
      <style:text-properties fo:font-size="14pt" style:font-size-asian="14pt" style:font-size-complex="14pt" fo:background-color="#FFFF99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color="#CC0000"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77" style:parent-style-name="Standard" style:family="paragraph">
      <style:paragraph-properties fo:text-align="justify" fo:text-indent="0.375in"/>
      <style:text-properties fo:font-size="14pt" style:font-size-asian="14pt" style:font-size-complex="14pt"/>
    </style:style>
    <style:style style:name="P78" style:parent-style-name="Standard" style:family="paragraph">
      <style:paragraph-properties fo:text-indent="0.375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paragraph-properties fo:text-indent="0.375in"/>
      <style:text-properties fo:font-weight="bold" style:font-weight-asian="bold" style:font-weight-complex="bold" fo:font-size="14pt" style:font-size-asian="14pt" style:font-size-complex="14pt" fo:background-color="#CCCCFF"/>
    </style:style>
    <style:style style:name="P80" style:parent-style-name="Standard" style:family="paragraph">
      <style:paragraph-properties fo:text-indent="0.375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81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82" style:parent-style-name="Textbody" style:family="paragraph">
      <style:paragraph-properties fo:text-indent="0.375in">
        <style:tab-stops>
          <style:tab-stop style:type="left" style:position="2.8229in"/>
        </style:tab-stops>
      </style:paragraph-properties>
    </style:style>
    <style:style style:name="T83" style:parent-style-name="Основнойшрифтабзаца" style:family="text">
      <style:text-properties fo:font-size="14pt" style:font-size-asian="14pt" style:font-size-complex="14pt" fo:background-color="#007826"/>
    </style:style>
    <style:style style:name="T84" style:parent-style-name="Основнойшрифтабзаца" style:family="text">
      <style:text-properties fo:font-size="14pt" style:font-size-asian="14pt" style:font-size-complex="14pt" fo:background-color="#009900"/>
    </style:style>
    <style:style style:name="T85" style:parent-style-name="Основнойшрифтабзаца" style:family="text">
      <style:text-properties fo:font-size="14pt" style:font-size-asian="14pt" style:font-size-complex="14pt" fo:background-color="#009900"/>
    </style:style>
    <style:style style:name="T86" style:parent-style-name="Основнойшрифтабзаца" style:family="text">
      <style:text-properties fo:font-size="14pt" style:font-size-asian="14pt" style:font-size-complex="14pt" fo:background-color="#009900"/>
    </style:style>
    <style:style style:name="T87" style:parent-style-name="Основнойшрифтабзаца" style:family="text">
      <style:text-properties fo:font-size="14pt" style:font-size-asian="14pt" style:font-size-complex="14pt" fo:background-color="#009900"/>
    </style:style>
    <style:style style:name="T88" style:parent-style-name="Основнойшрифтабзаца" style:family="text">
      <style:text-properties fo:font-size="14pt" style:font-size-asian="14pt" style:font-size-complex="14pt" fo:background-color="#009900"/>
    </style:style>
    <style:style style:name="T89" style:parent-style-name="Основнойшрифтабзаца" style:family="text">
      <style:text-properties fo:font-size="14pt" style:font-size-asian="14pt" style:font-size-complex="14pt" fo:background-color="#009900"/>
    </style:style>
    <style:style style:name="T90" style:parent-style-name="Основнойшрифтабзаца" style:family="text">
      <style:text-properties fo:font-size="14pt" style:font-size-asian="14pt" style:font-size-complex="14pt" fo:background-color="#009900"/>
    </style:style>
    <style:style style:name="T91" style:parent-style-name="Основнойшрифтабзаца" style:family="text">
      <style:text-properties fo:font-size="14pt" style:font-size-asian="14pt" style:font-size-complex="14pt" fo:background-color="#009900"/>
    </style:style>
    <style:style style:name="P92" style:parent-style-name="Textbody" style:family="paragraph">
      <style:paragraph-properties fo:text-indent="0.375in">
        <style:tab-stops>
          <style:tab-stop style:type="left" style:position="2.8229in"/>
        </style:tab-stops>
      </style:paragraph-properties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Textbody" style:family="paragraph">
      <style:paragraph-properties fo:text-indent="0.375in">
        <style:tab-stops>
          <style:tab-stop style:type="left" style:position="2.8229in"/>
        </style:tab-stops>
      </style:paragraph-properties>
    </style:style>
    <style:style style:name="T96" style:parent-style-name="Основнойшрифтабзаца" style:family="text">
      <style:text-properties fo:font-size="14pt" style:font-size-asian="14pt" style:font-size-complex="14pt" fo:background-color="#009900"/>
    </style:style>
    <style:style style:name="T97" style:parent-style-name="Основнойшрифтабзаца" style:family="text">
      <style:text-properties fo:font-size="14pt" style:font-size-asian="14pt" style:font-size-complex="14pt" fo:background-color="#009900"/>
    </style:style>
    <style:style style:name="T98" style:parent-style-name="Основнойшрифтабзаца" style:family="text">
      <style:text-properties fo:font-size="14pt" style:font-size-asian="14pt" style:font-size-complex="14pt" fo:background-color="#009900"/>
    </style:style>
    <style:style style:name="T99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0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1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2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3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4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5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6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7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8" style:parent-style-name="Основнойшрифтабзаца" style:family="text">
      <style:text-properties fo:font-size="14pt" style:font-size-asian="14pt" style:font-size-complex="14pt" fo:background-color="#009900"/>
    </style:style>
    <style:style style:name="T109" style:parent-style-name="Основнойшрифтабзаца" style:family="text">
      <style:text-properties fo:font-size="14pt" style:font-size-asian="14pt" style:font-size-complex="14pt" fo:background-color="#009900"/>
    </style:style>
    <style:style style:name="P110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11" style:parent-style-name="Standard" style:family="paragraph">
      <style:paragraph-properties fo:text-indent="0.375in">
        <style:tab-stops>
          <style:tab-stop style:type="left" style:position="2.8229in"/>
        </style:tab-stops>
      </style:paragraph-properties>
      <style:text-properties fo:font-size="14pt" style:font-size-asian="14pt" style:font-size-complex="14pt" fo:background-color="#C5000B"/>
    </style:style>
    <style:style style:name="P112" style:parent-style-name="Textbody" style:family="paragraph">
      <style:paragraph-properties fo:text-indent="0.375in">
        <style:tab-stops>
          <style:tab-stop style:type="left" style:position="2.8229in"/>
        </style:tab-stops>
      </style:paragraph-properties>
    </style:style>
    <style:style style:name="T113" style:parent-style-name="Основнойшрифтабзаца" style:family="text">
      <style:text-properties fo:font-size="14pt" style:font-size-asian="14pt" style:font-size-complex="14pt" fo:background-color="#FFFFFF"/>
    </style:style>
    <style:style style:name="P114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15" style:parent-style-name="Standard" style:family="paragraph">
      <style:paragraph-properties fo:text-indent="0.375in"/>
    </style:style>
    <style:style style:name="T116" style:parent-style-name="Основнойшрифтабзаца" style:family="text">
      <style:text-properties fo:font-size="14pt" style:font-size-asian="14pt" style:font-size-complex="14pt" fo:background-color="#FFFFFF"/>
    </style:style>
    <style:style style:name="T117" style:parent-style-name="Основнойшрифтабзаца" style:family="text">
      <style:text-properties fo:font-size="14pt" style:font-size-asian="14pt" style:font-size-complex="14pt" fo:background-color="#FFFFFF"/>
    </style:style>
    <style:style style:name="T118" style:parent-style-name="Основнойшрифтабзаца" style:family="text">
      <style:text-properties fo:font-size="14pt" style:font-size-asian="14pt" style:font-size-complex="14pt" fo:background-color="#009900"/>
    </style:style>
    <style:style style:name="T119" style:parent-style-name="Основнойшрифтабзаца" style:family="text">
      <style:text-properties fo:font-size="14pt" style:font-size-asian="14pt" style:font-size-complex="14pt" fo:background-color="#FFFFFF"/>
    </style:style>
    <style:style style:name="T120" style:parent-style-name="Основнойшрифтабзаца" style:family="text">
      <style:text-properties fo:font-size="14pt" style:font-size-asian="14pt" style:font-size-complex="14pt" fo:background-color="#009900"/>
    </style:style>
    <style:style style:name="P121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22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23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24" style:parent-style-name="Standard" style:family="paragraph">
      <style:paragraph-properties fo:text-indent="0.375in"/>
    </style:style>
    <style:style style:name="T125" style:parent-style-name="Основнойшрифтабзаца" style:family="text">
      <style:text-properties fo:font-size="14pt" style:font-size-asian="14pt" style:font-size-complex="14pt" fo:background-color="#009900"/>
    </style:style>
    <style:style style:name="T126" style:parent-style-name="Основнойшрифтабзаца" style:family="text">
      <style:text-properties fo:font-size="14pt" style:font-size-asian="14pt" style:font-size-complex="14pt" fo:background-color="#009900"/>
    </style:style>
    <style:style style:name="P127" style:parent-style-name="Standard" style:family="paragraph">
      <style:paragraph-properties fo:text-indent="0.375in"/>
      <style:text-properties fo:font-size="14pt" style:font-size-asian="14pt" style:font-size-complex="14pt" fo:background-color="#CC0000"/>
    </style:style>
    <style:style style:name="P128" style:parent-style-name="Standard" style:family="paragraph">
      <style:paragraph-properties fo:text-indent="0.375in"/>
    </style:style>
    <style:style style:name="T129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0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1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2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3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4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5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6" style:parent-style-name="Основнойшрифтабзаца" style:family="text">
      <style:text-properties fo:font-size="14pt" style:font-size-asian="14pt" style:font-size-complex="14pt" fo:background-color="#009900"/>
    </style:style>
    <style:style style:name="T137" style:parent-style-name="Основнойшрифтабзаца" style:family="text">
      <style:text-properties fo:font-size="14pt" style:font-size-asian="14pt" style:font-size-complex="14pt" fo:background-color="#009900"/>
    </style:style>
    <style:style style:name="P138" style:parent-style-name="Standard" style:family="paragraph">
      <style:paragraph-properties fo:text-indent="0.375in"/>
    </style:style>
    <style:style style:name="P139" style:parent-style-name="Standard" style:family="paragraph">
      <style:paragraph-properties fo:text-indent="0.375in"/>
    </style:style>
    <style:style style:name="T140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1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2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3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4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5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6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7" style:parent-style-name="Основнойшрифтабзаца" style:family="text">
      <style:text-properties fo:font-size="14pt" style:font-size-asian="14pt" style:font-size-complex="14pt" fo:background-color="#009900"/>
    </style:style>
    <style:style style:name="T148" style:parent-style-name="Основнойшрифтабзаца" style:family="text">
      <style:text-properties fo:font-size="14pt" style:font-size-asian="14pt" style:font-size-complex="14pt" fo:background-color="#009900"/>
    </style:style>
    <style:style style:name="P149" style:parent-style-name="Textbody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50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51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52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53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54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55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56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57" style:parent-style-name="Standard" style:family="paragraph">
      <style:paragraph-properties fo:text-indent="0.375in"/>
      <style:text-properties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paragraph-properties fo:text-indent="0.375in"/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fo:text-indent="0.375in"/>
      <style:text-properties fo:font-weight="bold" style:font-weight-asian="bold" style:font-weight-complex="bold" fo:font-size="14pt" style:font-size-asian="14pt" style:font-size-complex="14pt" fo:background-color="#CCCCFF"/>
    </style:style>
    <style:style style:name="P160" style:parent-style-name="Standard" style:family="paragraph">
      <style:paragraph-properties fo:text-indent="0.375in"/>
      <style:text-properties fo:font-weight="bold" style:font-weight-asian="bold" style:font-weight-complex="bold" fo:font-size="14pt" style:font-size-asian="14pt" style:font-size-complex="14pt" fo:background-color="#CCCCFF"/>
    </style:style>
    <style:style style:name="P161" style:parent-style-name="Standard" style:family="paragraph">
      <style:paragraph-properties fo:text-indent="0.375in"/>
    </style:style>
    <style:style style:name="T162" style:parent-style-name="Основнойшрифтабзаца" style:family="text">
      <style:text-properties fo:font-weight="bold" style:font-weight-asian="bold" style:font-weight-complex="bold" fo:color="#FF00CC" fo:font-size="14pt" style:font-size-asian="14pt" style:font-size-complex="14pt"/>
    </style:style>
    <style:style style:name="T163" style:parent-style-name="Основнойшрифтабзаца" style:family="text">
      <style:text-properties fo:font-weight="bold" style:font-weight-asian="bold" style:font-weight-complex="bold" fo:color="#FF00CC" fo:font-size="14pt" style:font-size-asian="14pt" style:font-size-complex="14pt"/>
    </style:style>
    <style:style style:name="P164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65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66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67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68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69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0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71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2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3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4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5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6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7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8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179" style:parent-style-name="Textbody" style:family="paragraph">
      <style:paragraph-properties fo:text-indent="0.375in"/>
      <style:text-properties fo:font-size="14pt" style:font-size-asian="14pt" style:font-size-complex="14pt"/>
    </style:style>
    <style:style style:name="P180" style:parent-style-name="Textbody" style:family="paragraph">
      <style:paragraph-properties fo:text-indent="0.375in"/>
      <style:text-properties fo:font-size="14pt" style:font-size-asian="14pt" style:font-size-complex="14pt"/>
    </style:style>
    <style:style style:name="P181" style:parent-style-name="Standard" style:family="paragraph">
      <style:paragraph-properties fo:text-indent="0.375in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 fo:background-color="#009900"/>
    </style:style>
    <style:style style:name="P184" style:parent-style-name="Textbody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85" style:parent-style-name="Textbody" style:family="paragraph">
      <style:paragraph-properties fo:text-indent="0.375in"/>
    </style:style>
    <style:style style:name="T186" style:parent-style-name="Основнойшрифтабзаца" style:family="text">
      <style:text-properties fo:font-size="14pt" style:font-size-asian="14pt" style:font-size-complex="14pt" fo:background-color="#009900"/>
    </style:style>
    <style:style style:name="T187" style:parent-style-name="Основнойшрифтабзаца" style:family="text">
      <style:text-properties fo:font-size="14pt" style:font-size-asian="14pt" style:font-size-complex="14pt" fo:background-color="#009900"/>
    </style:style>
    <style:style style:name="T188" style:parent-style-name="Основнойшрифтабзаца" style:family="text">
      <style:text-properties fo:font-size="14pt" style:font-size-asian="14pt" style:font-size-complex="14pt" fo:background-color="#009900"/>
    </style:style>
    <style:style style:name="T189" style:parent-style-name="Основнойшрифтабзаца" style:family="text">
      <style:text-properties fo:font-size="14pt" style:font-size-asian="14pt" style:font-size-complex="14pt" fo:background-color="#009900"/>
    </style:style>
    <style:style style:name="P190" style:parent-style-name="Textbody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1" style:parent-style-name="Textbody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2" style:parent-style-name="Textbody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3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4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5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6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7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198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199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200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201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202" style:parent-style-name="Standard" style:family="paragraph">
      <style:paragraph-properties fo:text-indent="0.375in"/>
      <style:text-properties fo:font-size="14pt" style:font-size-asian="14pt" style:font-size-complex="14pt" fo:background-color="#C5000B"/>
    </style:style>
    <style:style style:name="P203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204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205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206" style:parent-style-name="Standard" style:family="paragraph">
      <style:paragraph-properties fo:text-indent="0.375in"/>
      <style:text-properties fo:font-size="14pt" style:font-size-asian="14pt" style:font-size-complex="14pt" fo:background-color="#FFFF99"/>
    </style:style>
    <style:style style:name="P207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208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209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210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211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212" style:parent-style-name="Standard" style:family="paragraph">
      <style:paragraph-properties fo:text-indent="0.375in"/>
      <style:text-properties fo:font-size="14pt" style:font-size-asian="14pt" style:font-size-complex="14pt" fo:background-color="#009900"/>
    </style:style>
    <style:style style:name="P213" style:parent-style-name="Standard" style:family="paragraph">
      <style:paragraph-properties fo:text-indent="0.375in"/>
    </style:style>
    <style:style style:name="T214" style:parent-style-name="Основнойшрифтабзаца" style:family="text">
      <style:text-properties fo:font-size="14pt" style:font-size-asian="14pt" style:font-size-complex="14pt" fo:background-color="#009900"/>
    </style:style>
    <style:style style:name="T215" style:parent-style-name="Основнойшрифтабзаца" style:family="text">
      <style:text-properties fo:font-size="14pt" style:font-size-asian="14pt" style:font-size-complex="14pt" fo:background-color="#009900"/>
    </style:style>
    <style:style style:name="T216" style:parent-style-name="Основнойшрифтабзаца" style:family="text">
      <style:text-properties fo:font-size="14pt" style:font-size-asian="14pt" style:font-size-complex="14pt" fo:background-color="#009900"/>
    </style:style>
    <style:style style:name="T217" style:parent-style-name="Основнойшрифтабзаца" style:family="text">
      <style:text-properties fo:font-size="14pt" style:font-size-asian="14pt" style:font-size-complex="14pt" fo:background-color="#009900"/>
    </style:style>
    <style:style style:name="T218" style:parent-style-name="Основнойшрифтабзаца" style:family="text">
      <style:text-properties fo:font-size="14pt" style:font-size-asian="14pt" style:font-size-complex="14pt" fo:background-color="#009900"/>
    </style:style>
    <style:style style:name="T219" style:parent-style-name="Основнойшрифтабзаца" style:family="text">
      <style:text-properties fo:font-size="14pt" style:font-size-asian="14pt" style:font-size-complex="14pt" fo:background-color="#009900"/>
    </style:style>
    <style:style style:name="P220" style:parent-style-name="Textbody" style:family="paragraph">
      <style:paragraph-properties fo:text-indent="0.375in"/>
      <style:text-properties fo:font-size="14pt" style:font-size-asian="14pt" style:font-size-complex="14pt" fo:background-color="#009900"/>
    </style:style>
    <style:style style:name="P221" style:parent-style-name="Textbody" style:family="paragraph">
      <style:paragraph-properties fo:text-indent="0.375in"/>
    </style:style>
    <style:style style:name="P222" style:parent-style-name="Textbody" style:family="paragraph">
      <style:paragraph-properties fo:text-indent="0.375in"/>
      <style:text-properties fo:font-size="14pt" style:font-size-asian="14pt" style:font-size-complex="14pt" fo:background-color="#009900"/>
    </style:style>
    <style:style style:name="P223" style:parent-style-name="Standard" style:family="paragraph">
      <style:paragraph-properties fo:text-indent="0.375in"/>
      <style:text-properties fo:font-size="14pt" style:font-size-asian="14pt" style:font-size-complex="14pt" fo:background-color="#CFE7F5"/>
    </style:style>
    <style:style style:name="P224" style:parent-style-name="Standard" style:family="paragraph">
      <style:paragraph-properties fo:text-indent="0.375in"/>
      <style:text-properties fo:font-size="14pt" style:font-size-asian="14pt" style:font-size-complex="14pt" fo:background-color="#CFE7F5"/>
    </style:style>
    <style:style style:name="P225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226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P227" style:parent-style-name="Standard" style:family="paragraph">
      <style:paragraph-properties fo:text-indent="0.375in"/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 fo:background-color="#FFFF99"/>
    </style:style>
    <style:style style:name="P229" style:parent-style-name="Standard" style:family="paragraph">
      <style:paragraph-properties fo:text-indent="0.375in"/>
      <style:text-properties fo:font-size="14pt" style:font-size-asian="14pt" style:font-size-complex="14pt"/>
    </style:style>
  </office:automatic-styles>
  <office:body>
    <office:text text:use-soft-page-breaks="true">
      <text:p text:style-name="P1"><text:bookmark-start text:name="part_4"/><text:bookmark-end text:name="part_4"/>Часть 1. Библейская археология</text:p>
      <text:p text:style-name="P2">1.1. Зарождение интереса к реликвиям. Начальный этап изучения катакомб.<text:s/></text:p>
      <text:p text:style-name="P3"/>
      <text:p text:style-name="P4"><text:span text:style-name="T5">Интерес иудеев и<text:s/></text:span><text:span text:style-name="T6"><office:annotation office:name="0"><dc:creator>Xenia Empower</dc:creator><dc:date>2014-09-03T23:10:00</dc:date><text:p text:style-name="Текстпримечания">Иудеев и христиан может заменить на людей</text:p></office:annotation>христиан</text:span><text:span text:style-name="T7"><office:annotation-end office:name="0"/></text:span><text:span text:style-name="T8"><text:s/>к<text:s/></text:span><text:span text:style-name="T9">древним памятникам тех событий,<text:s/></text:span><text:span text:style-name="T10">о которых повествуется в Библии,</text:span><text:span text:style-name="T11"><text:s/>появился еще на заре христианства, как олицетворение живого Предания, <text:s/>и уверенно начал набирать силу в период поздней античности.</text:span></text:p>
      <text:p text:style-name="P12">Еще при императоре Константине Великом (306-337), вскоре по<text:s/>утверждении христианства на территории Риской империи, были предприняты определенные меры по отысканию и прославлению Креста и Гроба Господня в Иерусалиме.</text:p>
      <text:p text:style-name="P13"><text:span text:style-name="T14"><text:s/>Для благочестивых паломников, желающих поклониться мощам первых святых мучеников, были открыты ката</text:span><text:span text:style-name="T15">комбы, над входами которых были воздвигнуты великолепные<text:s/></text:span><text:span text:style-name="T16"><office:annotation office:name="1"><dc:creator>Xenia Empower</dc:creator><dc:date>2014-09-03T23:12:00</dc:date><text:p text:style-name="Текстпримечания">Вставка что такое катакомбы. кладбища</text:p></office:annotation>базилики</text:span><text:span text:style-name="T17"><office:annotation-end office:name="1"/></text:span><text:span text:style-name="T18">. <text:s/>Паломники оставляли на стенах различные изображения и надписи; записывали свои впечатления от посещения захоронений в путевых заметках, которые явл</text:span><text:span text:style-name="T19">яются одним из основных источников данных для изучения катакомб. Блаженный Иероним Стридонский (346-419) свидетельствовал о том, что в юности он часто посещал катакомбы с товарищами; Пруденций (348-413) же неоднократно воспевал их в своих гимнах.</text:span></text:p>
      <text:p text:style-name="P20"><text:span text:style-name="T21"><text:s text:c="4"/>Однак</text:span><text:span text:style-name="T22">о с V века катакомбы перестают использоваться как места захоронения. Интерес к ним начал заметно снижаться, т.к. начался процесс масштабного извлечения из них мощей святых. По сообщениям хронистов известно, что при папе Бонифации IV из катакомб было вывезе</text:span><text:span text:style-name="T23">но тридцать две повозки с мощами по случаю освящения Пантеона, а при папе Пасхалии I было извлечено две тысячи триста мощей святых (о чем свидетельствует надпись в базилике Санта — Прасседе).</text:span></text:p>
      <text:h text:style-name="P24" text:outline-level="3"><text:span text:style-name="T25">С конца IX века посещение римских катакомб, лишившихся привлекав</text:span><text:span text:style-name="T26">ших паломников мощей, прекращается практически на шестьсот лет. <text:s/></text:span></text:h>
      <text:p text:style-name="P27"/>
      <text:p text:style-name="P28"><text:span text:style-name="T29">1.2. Изучение памятников христианского искусства в эпоху Возрождения.<text:s/></text:span><text:span text:style-name="T30">Деятельность Антонио Бозио.</text:span></text:p>
      <text:p text:style-name="P31"/>
      <text:p text:style-name="P32"><text:span text:style-name="T33">Собственно, точкой отсчета в процессе научного изучения<text:s/></text:span><text:span text:style-name="T34"><office:annotation office:name="2"><dc:creator>Xenia Empower</dc:creator><dc:date>2014-09-05T23:13:00</dc:date><text:p text:style-name="Текстпримечания">Заменить на синоним</text:p></office:annotation>памятников</text:span><text:span text:style-name="T35"><office:annotation-end office:name="2"/></text:span><text:span text:style-name="T36"><text:s/>христианского искусства</text:span><text:span text:style-name="T37"><text:s/>принято считать эпоху Возрождения. <text:s/>Предпочтения того времени были на стороне греко-римского мира, и, как отмечает А.П.Голубцов, памятники христианского искусства затрагивались лишь мимоходом, по мере их обнаружения. <text:s/>Однак</text:span><text:span text:style-name="T38">о, после катастрофы 1453 года</text:span><text:span text:style-name="T39">, когда многие ученые греки переселились в Италию и начали преподавать в высших школах Рима, Флоренции, Болонье и других городах, интерес к археологии<text:s/></text:span><text:span text:style-name="T40"><office:annotation office:name="3"><dc:creator>Xenia Empower</dc:creator><dc:date>2014-09-03T23:57:00</dc:date><text:p text:style-name="Текстпримечания">Поменять слово на более спокорйное</text:p></office:annotation>вспыхивает</text:span><text:span text:style-name="T41"><office:annotation-end office:name="3"/></text:span><text:span text:style-name="T42"><text:s/>с новой силой. Теперь уже итальянские<text:s/></text:span><text:span text:style-name="T43">ученые предпринимают многочисленные путешествия для отыскания памятников искусства и предметов древности.<text:s/></text:span><text:span text:style-name="T44">Это время, когда римские понтифики уделяли внимание реставрации базилик, а в</text:span><text:span text:style-name="T45">еликий живописец Рафаэль<text:s/></text:span><text:span text:style-name="T46">выполнял<text:s/></text:span><text:span text:style-name="T47">особое служение главного археолога<text:s/></text:span><text:span text:style-name="T48"><office:annotation office:name="4"><dc:creator>Xenia Empower</dc:creator><dc:date>2014-09-05T23:18:00</dc:date><text:p text:style-name="Текстпримечания">Ссылка где взяла</text:p></office:annotation>Рима</text:span><text:span text:style-name="T49"><office:annotation-end office:name="4"/></text:span><text:span text:style-name="T50">.<text:s/></text:span></text:p>
      <text:p text:style-name="P51"/>
      <text:p text:style-name="P52"><text:span text:style-name="T53">С<text:s/></text:span><text:span text:style-name="T54">XVI<text:s/></text:span><text:span text:style-name="T55">века о</text:span><text:span text:style-name="T56"><text:s/>катакомбах<text:s/></text:span><text:span text:style-name="T57">вновь<text:s/></text:span><text:span text:style-name="T58">вспоминают</text:span><text:span text:style-name="T59"><text:s/></text:span><text:span text:style-name="T60">и начинают серьезно изучать.</text:span><text:span text:style-name="T61"><text:s/></text:span><text:span text:style-name="T62">Начало этому длительному и кропотливому процессу было положено трудами мальтийского рыцаря<text:s/></text:span><text:span text:style-name="T63">Антонио Бозио<text:s/></text:span><text:span text:style-name="T64">(ок. 1576—1629),</text:span><text:span text:style-name="T65"><text:s/></text:span><text:span text:style-name="T66">употребившего все<text:s/></text:span><text:span text:style-name="T67">свое состояние</text:span><text:span text:style-name="T68"><text:s/></text:span><text:span text:style-name="T69">и 36</text:span><text:span text:style-name="T70"><text:s/>лет жизни на исследование римских подземелий.<text:s/></text:span><text:span text:style-name="T71">Не случайно он получил прозвище - «Колумб римских катакомб».<text:s/></text:span><text:span text:style-name="T72">Не<text:s/></text:span><text:span text:style-name="T73">проводя раскопок</text:span><text:span text:style-name="T74"><text:s/>как таковых, Бозио</text:span><text:span text:style-name="T75"><text:s/>осматривал галереи, отмечал их архитектурные особенности и копировал фрески.</text:span></text:p>
      <text:p text:style-name="P76"/>
      <text:p text:style-name="P77">Результатом этой многолетней работы стал известный труд<text:s/>- «Подземный Рим» (итал. «Roma subterranea»), изданный посмертно в 1632 году на итальянском<text:s/>языке. <text:s/>Эта работа дала весьма ценный<text:s/>материал для<text:s/>изучения истории ранней Церкви и, как отмечает Л.А.Беляев, заложила<text:s/>«основу методики соединения письменных источников по истории Церкви с археологическими данными».<text:s/></text:p>
      <text:p text:style-name="P78"/>
      <text:p text:style-name="P79">1.2. Возникновение научной археологии. Деятельность <text:s/>Джованни Баттиста де Росси.</text:p>
      <text:p text:style-name="P80"/>
      <text:p text:style-name="P81"/>
      <text:p text:style-name="P82"><text:span text:style-name="T83">На</text:span><text:span text:style-name="T84"><text:s/>развитии А. х. сказался прорыв в изучении античного мира, происшедший после о</text:span><text:span text:style-name="T85">ткрытия<text:s/></text:span><text:a xlink:href="http://www.pravenc.ru/text/Геркуланума.html" office:target-frame-name="_top" xlink:show="replace"><text:span text:style-name="T86">Геркуланума</text:span></text:a><text:span text:style-name="T87"><text:s/>(1711) и<text:s/></text:span><text:a xlink:href="http://www.pravenc.ru/text/Помпей.html" office:target-frame-name="_top" xlink:show="replace"><text:span text:style-name="T88">Помпей</text:span></text:a><text:span text:style-name="T89"><text:s/>(1748), и рождение метода классической археологии (И. И.<text:s/></text:span><text:a xlink:href="http://www.pravenc.ru/text/Винкельман.html" office:target-frame-name="_top" xlink:show="replace"><text:span text:style-name="T90">Винкельман</text:span></text:a><text:span text:style-name="T91">).</text:span></text:p>
      <text:p text:style-name="P92"><text:span text:style-name="T93">В. неоднократно посещал Неаполь, Помпеи и Геркуланум; отмечая важность зарождавшейся археологии для изучения классического искусства, критиковал дилетантские методы проведения раскопок в этих городах; разработал свой план раскопо</text:span><text:span text:style-name="T94">к в святилищах Греции (особенно Олимпии). В трудах В. находит обоснование идея развития археологии в качестве научной дисциплины и необходимого компонента европ. культуры. В 1763 г. В. стал верховным хранителем всех древностей Рима и его окрестностей,</text:span></text:p>
      <text:p text:style-name="P95"><text:span text:style-name="T96"><text:s/>Поя</text:span><text:span text:style-name="T97">вились первые публикации архитектурных и археологических натурных обследований (Г. Бертоли -<text:s/></text:span><text:a xlink:href="http://www.pravenc.ru/text/Аквилея.html" office:target-frame-name="_top" xlink:show="replace"><text:span text:style-name="T98">Аквилея</text:span></text:a><text:span text:style-name="T99"><text:s/>и Градо; А. Л. Муратори - рим. базилики). В 1757 г. папа<text:s/></text:span><text:a xlink:href="http://www.pravenc.ru/text/Бенедикт%20XIV.html" office:target-frame-name="_top" xlink:show="replace"><text:span text:style-name="T100">Бенедикт XIV</text:span></text:a><text:span text:style-name="T101"><text:s/>создал отдел христ. древностей<text:s/></text:span><text:a xlink:href="http://www.pravenc.ru/text/Ватиканского%20музея.html" office:target-frame-name="_top" xlink:show="replace"><text:span text:style-name="T102">Ватиканского музея</text:span></text:a><text:span text:style-name="T103">. В XIX в. под опекой Ватикана складывается рим. школа А. х. Предпосылками к этому послужили назначение п</text:span><text:span text:style-name="T104">апой<text:s/></text:span><text:a xlink:href="http://www.pravenc.ru/text/Григорием%20XVI.html" office:target-frame-name="_top" xlink:show="replace"><text:span text:style-name="T105">Григорием XVI</text:span></text:a><text:span text:style-name="T106"><text:s/>на должность «суперинтенданта святых мощей и кладбищ» Дж. Марки (1840) и создание папой<text:s/></text:span><text:a xlink:href="http://www.pravenc.ru/text/Пием%20IX.html" office:target-frame-name="_top" xlink:show="replace"><text:span text:style-name="T107">Пием IX</text:span></text:a><text:span text:style-name="T108"><text:s/>«Комиссии священной<text:s/></text:span><text:span text:style-name="T109">археологии» (1852).</text:span></text:p>
      <text:p text:style-name="P110">Труды бозио, его метод, не послужили однако, на будущее время исходным пунктом при изучении катакомб. Преемники его в большинстве случаев заботились о большем собирании материалов и даже не столько с археологической целью, сколько для религиозной пропаганды. Надписи, остатки живописи, скульптуры собирали без всякой системы. Исследователи полагали возможным трактоватть о катакомбах. Их памятниках, даже не посещая их. Такое пренебрежение первоисточником привело к тому, что катакомбы как бы<text:s/>снова были забыты. С.6.</text:p>
      <text:p text:style-name="P111"/>
      <text:p text:style-name="P112"><text:span text:style-name="T113"><text:s/>И только к XIX <text:s/>веку изучение раннехристианской культуры приобетает научный характер. В это время появляются фундаментальные труды по искусству первых христиан, которое выделяется в особый раздел истории искусства.</text:span></text:p>
      <text:p text:style-name="P114"/>
      <text:p text:style-name="P115"><text:span text:style-name="T116">Наиболее выда</text:span><text:span text:style-name="T117">ющимся исследователем римских христианских древностей в XIX в. был секретарь библиотеки<text:s/></text:span><text:span text:style-name="T118">и создатель римской школы -<text:s/></text:span><text:span text:style-name="T119">Джованни-Баттиста де Росси, составивший своюс</text:span><text:span text:style-name="T120">обственную программу изучения христ. древностей и издания надписей.</text:span></text:p>
      <text:p text:style-name="P121">расширил его методы.<text:s/>Подобно своему учителю, прежде чем приступить к изучению самих катакомб, знакомился с различными документами: деяния мучеников, в жизнеописании пап, особенно путеводителям по святым местам рима, богатых сведениями о топографическом положении катакомб.. изучал катакомбы, снимал их планы, а затем переходил к памятникам.</text:p>
      <text:p text:style-name="P122">Последние, в виде фресок, саркофагов, надписей — после этого изучения самого места, где они найдены, приобретают для нас весьма важное значение. <text:s/>с.10. Устанавливается связь между местом и памятником. Метод росси. <text:s/>с.11</text:p>
      <text:p text:style-name="P123"/>
      <text:p text:style-name="P124"><text:span text:style-name="T125">посвятив себя изучению христианских древностей, де россии не ограничился занятиями в одном лишь риме. Он предпринимал время от времени научные поездки по италии и за границу. В 1844-1850 он посещает вместе с родителями лациум,<text:s/></text:span><text:span text:style-name="T126">затем на юге неаполь, помпею.. а в 1853 тоскану, романью, ломбардию, венецию. с.34</text:span></text:p>
      <text:p text:style-name="P127">Главная заслуга де Росси состоит не только в окрытии катакомб, но и в строго научном изучении их, в установлении <text:s/>широкого научного метода, соединяющего в себе филологическую критику и художественно-исторический анализ памятника. Т.е. в данном случае мы или совмещение археологии и истории искусства. С.3-4.</text:p>
      <text:p text:style-name="P128"><text:span text:style-name="T129">к-рый иВатикана дентифицировал серию плит, установленных папой Дамасом (366-384), и открыл гробницы епископов III в. в ка</text:span><text:span text:style-name="T130">такомбах<text:s/></text:span><text:a xlink:href="http://www.pravenc.ru/text/Каллиста.html" office:target-frame-name="_top" xlink:show="replace"><text:span text:style-name="T131">Каллиста</text:span></text:a><text:span text:style-name="T132">. Было доказано, что катакомбы не являлись тайными убежищами христиан от преследований; работы Де Росси по изучению катакомб продолжили его ученики (Э. Стевенсон, О.<text:s/></text:span><text:a xlink:href="http://www.pravenc.ru/text/Марукки.html" office:target-frame-name="_top" xlink:show="replace"><text:span text:style-name="T133">Марукки</text:span></text:a><text:span text:style-name="T134">, Й.<text:s/></text:span><text:a xlink:href="http://www.pravenc.ru/text/Вильперт.html" office:target-frame-name="_top" xlink:show="replace"><text:span text:style-name="T135">Вильперт</text:span></text:a><text:span text:style-name="T136">, Э. Йоси). Де Росси основал Об-во христ. археологии (1875-1877), издавал «Бюллетень христианской археологии», читал публичные лекции, б</text:span><text:span text:style-name="T137">ыл инициатором международных конгрессов христ. археологии.</text:span></text:p>
      <text:p text:style-name="P138"/>
      <text:p text:style-name="P139"><text:span text:style-name="T140">Его труды оказали формирующее воздействие на становление А. х. как науки, к-рая нашла своих приверженцев в Европе (Ф. К. Краус - в Германии, Ф. Булич - в Австро-Венгрии, Э. Ф.<text:s/></text:span><text:a xlink:href="http://www.pravenc.ru/text/Леблан.html" office:target-frame-name="_top" xlink:show="replace"><text:span text:style-name="T141">Леблан</text:span></text:a><text:span text:style-name="T142">, С. Гзелль, П. Делаттр - во Франции) и России (Ф. И.<text:s/></text:span><text:a xlink:href="http://www.pravenc.ru/text/Буслаев.html" office:target-frame-name="_top" xlink:show="replace"><text:span text:style-name="T143">Буслаев</text:span></text:a><text:span text:style-name="T144">, А. П. Голубцов, Н. П. Кондаков, Н. В.<text:s/></text:span><text:a xlink:href="http://www.pravenc.ru/text/Покровский.html" office:target-frame-name="_top" xlink:show="replace"><text:span text:style-name="T145">Покровский</text:span></text:a><text:span text:style-name="T146">, А. С. Уваров, Н. П.<text:s/></text:span><text:a xlink:href="http://www.pravenc.ru/text/Лихачёв.html" office:target-frame-name="_top" xlink:show="replace"><text:span text:style-name="T147">Лихачёв</text:span></text:a><text:span text:style-name="T148">), отдельные исследовательские проекты де Росси жизнеспособны и в наст. время.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>1.5. Интерес к христианской археологии в России</text:p>
      <text:p text:style-name="P160"/>
      <text:p text:style-name="P161"><text:span text:style-name="T162">ознакомил россию с трудами Бозио — епископ</text:span><text:span text:style-name="T163"><text:s/>парфирий</text:span></text:p>
      <text:p text:style-name="P164">В XIX начали формироваться и такие отрасли науки, как реставрация (работы Э.Виолле ле Дюка, известного теоретика архитектуры, по реставрации собора Парижской Богоматери, завершение недостроенного в Средние века Кёльнского собора), а также искусствоведение как история и теория искусства (Г.Вёльфлин).</text:p>
      <text:p text:style-name="P165">В православном мире сформировалась несколько отличная отрасль научного знания - “церковная археология”, фактически ставшая историей христианского искусства (архитектуры, живописи, скульптуры, а также малых форм), представленной в вещественных памятниках. В этом огромная заслуга русских учёных XIX-XX вв.</text:p>
      <text:p text:style-name="P166"/>
      <text:p text:style-name="P167">После длительного донаучного периода, включавшего в XVII в. исследования Десятинной церкви киевским митрополитом Петром Могилой или внимание к отеческим толкования храма, собранным в книге “Скрижаль” [29], характерное для Никоновского времени в Москве, формирование археологии начинается в XVIII-XIX вв. Научные путешествия XVIII в., систематические исследования древностей А.Н.Олениным на рубеже веков, раскопки фундаментов Десятинной церкви К.А.Лохвицким в 20-е гг. XIX в. - это некоторые этапы сложения будущей науки. Научный характер церковно-археологические изыскания приобретают в начале XIX столетия. Первое имя, которое следует назвать в связи с этим - митрополит Евгений (Болховитинов, 1767-1837 гг.), известный и как церковный историк (он же и организатор вышеназванных киевских раскопок). Кафедры, последовательно занимаемые им (Старая Русса, Псков, Киев), становились хорошим поводом для изучения местных святынь [259]. Исследователь, можно сказать, опередил свое время в методе рассмотрения памятников древности по принципу “от общего к частному” от расположения храмов и монастырей к их архитектуре и затем к святыням, в них находящимся. Другое имя - епископ Порфирий (Успенский, 1804-1885 гг.), путешественник по Ближнему Востоку и коллекционер, открывший в Екатерининском монастыре на Синае как ценнейшие рукописи, так и ранневизантийские энкаустические иконы. Ряд петербургских и московских профессоров Духовных Академий, занимавшихся историко-церковными и литургическими вопросами, касались и тематики, связанной с памятниками церковных древностей - это Е.Е.Голубинский [116], А.А.Катанский, И.Д.Мансветов, более систематично Н.Ф.Красносельцев[75], А.П.Голубцов [38], а<text:s/>также архиепископ Макарий (Миролюбов). Особое место среди этих учёных принадлежит Николаю Васильевичу Покровскому (1848-1917 гг.), около полувека прослужившего в С.-Петербургской Духовной Академии [49,135,206-209,255-258].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>Главные достижения<text:s/>дореволюционной церковной археологии связаны с Историей Литургии и иконографией. Труды П.Д. Мансветова, А.А.Дмитриевского, Н.В. Покровского, А.П.Голубцова, Е.Е. Голубинского важны и сейчас. В то же время церковная археология всегда широко обращалась к проблемам христианской античности. Это касается, в частности, лекционного курса по церковной археологии А.П. Голубцова. Или другой пример: еп. Порфирий Успенский, посетив некоторые катакомбы Рима, довольно Подробно ознакомил Русского читателя с трудами Дж.Б. де Росси о римских катакомбах, которые и по сей день не утратили своего значения. http://www.portal-credo.ru/site/?act=lib&amp;id=1274</text:p>
      <text:p text:style-name="P175"/>
      <text:p text:style-name="P176"/>
      <text:p text:style-name="P177"/>
      <text:p text:style-name="P178">Интерес к древностям пробудился в России еще в петровскую эпоху. Собирание коллекций, активные раскопки, специальные исследования способствовали формированию археологии как научной дисциплины в XIX веке.</text:p>
      <text:p text:style-name="P179"/>
      <text:p text:style-name="P180"/>
      <text:p text:style-name="P181"><text:span text:style-name="T182">Со второй половины<text:s/></text:span><text:span text:style-name="T183">IV века ведутся раскопки с целью обретения мощей святых и других реликвий. Особое развитие эта традиция получила во времена Средневековья.</text:span></text:p>
      <text:p text:style-name="P184"/>
      <text:p text:style-name="P185"><text:span text:style-name="T186">Еще не обретя<text:s/></text:span><text:span text:style-name="T187"><text:s/>(Не сразу приобретя) научный характер, интерес к памятникам нашел отражение в историко-географических сводах («Иудейские древности» Иосифа Флавия, «De situ et nominis locorum hebraicorum» блаженного Иеронима, «Ономастикон» Евсевия Кесарийского) и в описан</text:span><text:span text:style-name="T188">иях паломников — т.н. хождениях и итинерариях (сочинения XII века путешественников по Востоку испанского раввина Вениамина и русского игумена Даниила, хождения священноинока Варсонофия ко святому граду Иерусалиму. К ним же относятся и <text:s/>письменные свиетельс</text:span><text:span text:style-name="T189">тва пилигримов — католиков, прибывших в Святую Землю после крестоносцев).</text:span></text:p>
      <text:p text:style-name="P190"/>
      <text:p text:style-name="P191"/>
      <text:p text:style-name="P192">Интерес к памятникам тех событий, <text:s/>отмечен с эпохи поздней античности у иудеев, христиан, а по возникновении ислама и у мусульман.</text:p>
      <text:p text:style-name="P193"/>
      <text:p text:style-name="P194"/>
      <text:p text:style-name="P195"/>
      <text:p text:style-name="P196">Православная энциклопедия</text:p>
      <text:p text:style-name="P197"/>
      <text:p text:style-name="P198">Е.к.редин. Памяти Джiованни Баттиста де-Росси, основателя христианской археологии. Харьков. Типография губернского правления 1894.</text:p>
      <text:p text:style-name="P199"/>
      <text:p text:style-name="P200"/>
      <text:p text:style-name="P201"/>
      <text:p text:style-name="P202"/>
      <text:p text:style-name="P203"/>
      <text:p text:style-name="P204">Матвеевский Павел, протоиерей. Катакомбы. - М.: Сибирская благозвонница, 2012.</text:p>
      <text:p text:style-name="P205"/>
      <text:p text:style-name="P206">голубцов, из чтений по церковной археологии и литургике</text:p>
      <text:p text:style-name="P207"/>
      <text:p text:style-name="P208">Изучение сохранившихся архитектурных и художественных памятников Древней Церкви сформировало научную дисциплину “христианская археология”.</text:p>
      <text:p text:style-name="P209">Интерес к раннехристианскому периоду обнаруживается уже с XVI в., когда Антонио Бозио были предприняты археологические исследования катакомб[1].</text:p>
      <text:p text:style-name="P210"/>
      <text:p text:style-name="P211"/>
      <text:p text:style-name="P212"/>
      <text:p text:style-name="P213"><text:span text:style-name="T214">В хождениях многочисленных паломников описаны древние христ. святыни (итинерарии по Риму известны с VII в., самый подробный -<text:s/></text:span><text:a xlink:href="http://www.pravenc.ru/text/Уильяма%20из%20Малмсбери.html" office:target-frame-name="_top" xlink:show="replace"><text:span text:style-name="T215">Уильяма из Малмсбери</text:span></text:a><text:span text:style-name="T216">, 1120-11</text:span><text:span text:style-name="T217">40); в XII в. делались попытки систематического описания собора ап. Петра (П. Маллио) и<text:s/></text:span><text:a xlink:href="http://www.pravenc.ru/text/Латеранской%20базилики.html" office:target-frame-name="_top" xlink:show="replace"><text:span text:style-name="T218">Латеранской базилики</text:span></text:a><text:span text:style-name="T219"><text:s/>(диак. Иоанн).</text:span></text:p>
      <text:p text:style-name="P220"/>
      <text:p text:style-name="P221"/>
      <text:p text:style-name="P222"/>
      <text:p text:style-name="P223">2.2. историческое изображение христа и евангельских событий.</text:p>
      <text:p text:style-name="P224"/>
      <text:p text:style-name="P225">Исторические изображения христа известны с 2 века в катакомбах. Когда стали писать в одеждах современности, в окружении современных зданий. Почему? Потеря интереса, утрата веры? Позже в связи с развитием ареологии появился интерес к достоверности, от пуссена</text:p>
      <text:p text:style-name="P226">почему стали писать христа в одеждах современности если в византийском искусстве он в исто рическом типе,</text:p>
      <text:p text:style-name="P227"/>
      <text:p text:style-name="Обычный">Онуфрий Панвинио первый занялся описанием базилик Рима, а бессмертный Бозио <text:s/>отважился проникнуть в римские катакомбы и привел в известность массу древнехристианских памятников первоначального зодчества, фресковой живописи и скульптуры, с которых, собственно, и началась научная разработка истории христианского искусства. По следам этих тружеников шлии их продолжатели. <text:s/>Не довольствуясь находками,<text:s/>они стали составлять из них собрания, и небогатые на первый раз коллекции антиков послужили основанием<text:s/><text:span text:style-name="T228">для обширны музеев, которые стали появляться на Западе с половины XVII века</text:span></text:p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text-properties style:font-name="Liberation Serif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enia </meta:initial-creator>
    <dc:creator>Xenia Empower</dc:creator>
    <meta:creation-date>2013-11-08T14:57:00Z</meta:creation-date>
    <dc:date>2014-09-05T19:39:00Z</dc:date>
    <meta:template xlink:href="Normal.dotm" xlink:type="simple"/>
    <meta:editing-cycles>23</meta:editing-cycles>
    <meta:editing-duration>PT180660S</meta:editing-duration>
    <meta:document-statistic meta:page-count="1" meta:paragraph-count="30" meta:word-count="2244" meta:character-count="15007" meta:row-count="106" meta:non-whitespace-character-count="12793"/>
  </office:meta>
</office:document-meta>
</file>